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65cm" fo:min-width="10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1.546cm" fo:min-width="0cm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 fo:font-style="italic" style:font-size-asian="18pt" style:font-size-complex="18pt"/>
    </style:style>
    <style:style style:name="P6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6pt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.297cm" svg:height="0.962cm" svg:x="0.1cm" svg:y="0.7cm">
            <draw:text-box>
              <text:p>eng2fr</text:p>
            </draw:text-box>
          </draw:frame>
          <draw:custom-shape draw:style-name="gr2" draw:text-style-name="P2" draw:layer="layout" svg:width="11cm" svg:height="2cm" svg:x="3.4cm" svg:y="0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.4cm" svg:y1="1.3cm" svg:x2="3.5cm" svg:y2="1.3cm">
            <text:p/>
          </draw:line>
          <draw:line draw:style-name="gr4" draw:text-style-name="P3" draw:layer="layout" svg:x1="3.4cm" svg:y1="1.3cm" svg:x2="14.3cm" svg:y2="1.3cm">
            <text:p/>
          </draw:line>
          <draw:line draw:style-name="gr4" draw:text-style-name="P3" draw:layer="layout" svg:x1="5.4cm" svg:y1="0.3cm" svg:x2="5.4cm" svg:y2="2.3cm">
            <text:p/>
          </draw:line>
          <draw:line draw:style-name="gr4" draw:text-style-name="P3" draw:layer="layout" svg:x1="7.4cm" svg:y1="0.3cm" svg:x2="7.4cm" svg:y2="2.3cm">
            <text:p/>
          </draw:line>
          <draw:line draw:style-name="gr4" draw:text-style-name="P3" draw:layer="layout" svg:x1="9.4cm" svg:y1="0.3cm" svg:x2="9.4cm" svg:y2="2.3cm">
            <text:p/>
          </draw:line>
          <draw:line draw:style-name="gr4" draw:text-style-name="P3" draw:layer="layout" svg:x1="12.4cm" svg:y1="0.3cm" svg:x2="12.4cm" svg:y2="2.3cm">
            <text:p/>
          </draw:line>
          <draw:frame draw:style-name="gr1" draw:text-style-name="P1" draw:layer="layout" svg:width="1.035cm" svg:height="0.962cm" svg:x="10.4cm" svg:y="0.2cm">
            <draw:text-box>
              <text:p>...</text:p>
            </draw:text-box>
          </draw:frame>
          <draw:frame draw:style-name="gr1" draw:text-style-name="P1" draw:layer="layout" svg:width="1.035cm" svg:height="0.962cm" svg:x="10.401cm" svg:y="1.1cm">
            <draw:text-box>
              <text:p>...</text:p>
            </draw:text-box>
          </draw:frame>
          <draw:frame draw:style-name="gr1" draw:text-style-name="P1" draw:layer="layout" svg:width="2.542cm" svg:height="0.962cm" svg:x="14.401cm" svg:y="0.2cm">
            <draw:text-box>
              <text:p>valeurs</text:p>
            </draw:text-box>
          </draw:frame>
          <draw:frame draw:style-name="gr1" draw:text-style-name="P1" draw:layer="layout" svg:width="1.628cm" svg:height="0.962cm" svg:x="14.401cm" svg:y="1.3cm">
            <draw:text-box>
              <text:p>clés</text:p>
            </draw:text-box>
          </draw:frame>
          <draw:custom-shape draw:style-name="gr5" draw:text-style-name="P4" draw:layer="layout" svg:width="0.2cm" svg:height="2cm" svg:x="16.8cm" svg:y="0.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" draw:text-style-name="P6" draw:layer="layout" svg:width="2.928cm" svg:height="0.962cm" svg:x="16.901cm" svg:y="0.7cm">
            <draw:text-box>
              <text:p text:style-name="P5"><text:span text:style-name="T1">mapping</text:span></text:p>
            </draw:text-box>
          </draw:frame>
          <draw:frame draw:style-name="gr6" draw:text-style-name="P8" draw:layer="layout" svg:width="1.84cm" svg:height="0.878cm" svg:x="3.5cm" svg:y="1.3cm">
            <draw:text-box>
              <text:p text:style-name="P7"><text:span text:style-name="T2">"</text:span><text:span text:style-name="T3">one</text:span><text:span text:style-name="T4">"</text:span></text:p>
            </draw:text-box>
          </draw:frame>
          <draw:frame draw:style-name="gr7" draw:text-style-name="P8" draw:layer="layout" svg:width="1.776cm" svg:height="0.878cm" svg:x="5.5cm" svg:y="1.3cm">
            <draw:text-box>
              <text:p text:style-name="P7"><text:span text:style-name="T2">"</text:span><text:span text:style-name="T3">two</text:span><text:span text:style-name="T4">"</text:span></text:p>
            </draw:text-box>
          </draw:frame>
          <draw:frame draw:style-name="gr8" draw:text-style-name="P8" draw:layer="layout" svg:width="2.183cm" svg:height="0.878cm" svg:x="7.3cm" svg:y="1.3cm">
            <draw:text-box>
              <text:p text:style-name="P7"><text:span text:style-name="T2">"</text:span><text:span text:style-name="T3">three</text:span><text:span text:style-name="T4">"</text:span></text:p>
            </draw:text-box>
          </draw:frame>
          <draw:frame draw:style-name="gr9" draw:text-style-name="P8" draw:layer="layout" svg:width="1.526cm" svg:height="0.878cm" svg:x="3.7cm" svg:y="0.4cm">
            <draw:text-box>
              <text:p text:style-name="P7"><text:span text:style-name="T2">"u</text:span><text:span text:style-name="T3">n</text:span><text:span text:style-name="T4">"</text:span></text:p>
            </draw:text-box>
          </draw:frame>
          <draw:frame draw:style-name="gr10" draw:text-style-name="P8" draw:layer="layout" svg:width="2.124cm" svg:height="0.878cm" svg:x="5.3cm" svg:y="0.4cm">
            <draw:text-box>
              <text:p text:style-name="P7"><text:span text:style-name="T2">"deu</text:span><text:span text:style-name="T3">x</text:span><text:span text:style-name="T4">"</text:span></text:p>
            </draw:text-box>
          </draw:frame>
          <draw:frame draw:style-name="gr11" draw:text-style-name="P8" draw:layer="layout" svg:width="1.967cm" svg:height="0.878cm" svg:x="7.4cm" svg:y="0.4cm">
            <draw:text-box>
              <text:p text:style-name="P7"><text:span text:style-name="T2">"trois</text:span><text:span text:style-name="T4">"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0cm" fo:page-height="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6:10:53.657615517</meta:creation-date>
    <dc:date>2020-10-31T16:23:01.022333419</dc:date>
    <meta:editing-duration>PT12M9S</meta:editing-duration>
    <meta:editing-cycles>2</meta:editing-cycles>
    <meta:generator>LibreOffice/6.4.6.2$Linux_X86_64 LibreOffice_project/40$Build-2</meta:generator>
    <meta:document-statistic meta:object-count="21"/>
  </office:meta>
</office:document-meta>
</file>